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79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6791145398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67911453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5.30115628046899cm 2.718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02) rotate (-2.15687788961459) translate (5.41830680989399cm 8.18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5.431791145399cm 2.820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48cm" svg:height="1.669cm" svg:x="3.905cm" svg:y="8.11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204) rotate (-2.1556561591382) translate (4.9803069992838cm 8.22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79) translate (4.65165430140249cm 9.31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0:40.888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